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5.348cm"/>
    </style:style>
    <style:style style:name="co4" style:family="table-column">
      <style:table-column-properties fo:break-before="auto" style:column-width="8.147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12.123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981cm"/>
    </style:style>
    <style:style style:name="co11" style:family="table-column">
      <style:table-column-properties fo:break-before="auto" style:column-width="5.292cm"/>
    </style:style>
    <style:style style:name="co12" style:family="table-column">
      <style:table-column-properties fo:break-before="auto" style:column-width="5.853cm"/>
    </style:style>
    <style:style style:name="co13" style:family="table-column">
      <style:table-column-properties fo:break-before="auto" style:column-width="7.447cm"/>
    </style:style>
    <style:style style:name="co14" style:family="table-column">
      <style:table-column-properties fo:break-before="auto" style:column-width="13.524cm"/>
    </style:style>
    <style:style style:name="co15" style:family="table-column">
      <style:table-column-properties fo:break-before="auto" style:column-width="1.316cm"/>
    </style:style>
    <style:style style:name="co16" style:family="table-column">
      <style:table-column-properties fo:break-before="auto" style:column-width="5.823cm"/>
    </style:style>
    <style:style style:name="co17" style:family="table-column">
      <style:table-column-properties fo:break-before="auto" style:column-width="7.112cm"/>
    </style:style>
    <style:style style:name="ro4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63cm" fo:break-before="auto" style:use-optimal-row-height="true"/>
    </style:style>
    <style:style style:name="ta3" style:family="table" style:master-page-name="PageStyle_5f_Imagens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4" style:family="table" style:master-page-name="PageStyle_5f_Cenários">
      <style:table-properties table:display="true" style:writing-mode="lr-tb"/>
    </style:style>
    <style:style style:name="ta5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7" style:family="table-cell" style:parent-style-name="Default">
      <style:table-cell-properties fo:background-color="#ffffff" style:rotation-align="none"/>
    </style:style>
    <style:style style:name="ce7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G2"/>
      <style:map style:condition="cell-content()=&quot;OK&quot;" style:apply-style-name="ConditionalStyle_5f_5" style:base-cell-address="Cenários.G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G6"/>
      <style:map style:condition="cell-content()=&quot;OK&quot;" style:apply-style-name="ConditionalStyle_5f_1" style:base-cell-address="Cenários.G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G9"/>
      <style:map style:condition="cell-content()=&quot;OK&quot;" style:apply-style-name="ConditionalStyle_5f_3" style:base-cell-address="Cenários.G9"/>
    </style:style>
    <style:style style:name="ce64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pt" fo:country="B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2">
        <office:forms form:automatic-focus="false" form:apply-design-mode="false"/>
        <table:table-column table:style-name="co2" table:default-cell-style-name="ce24"/>
        <table:table-column table:style-name="co4" table:default-cell-style-name="ce24"/>
        <table:table-column table:style-name="co3" table:number-columns-repeated="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3" table:number-columns-repeated="1016" table:default-cell-style-name="ce24"/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4">
        <office:forms form:automatic-focus="false" form:apply-design-mode="false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1" table:default-cell-style-name="ce23"/>
        <table:table-column table:style-name="co3" table:number-columns-repeated="1017" table:default-cell-style-name="ce23"/>
        <table:table-row table:style-name="ro7">
          <table:table-cell table:style-name="ce49" office:value-type="string" calcext:value-type="string">
            <text:p>ID</text:p>
          </table:table-cell>
          <table:table-cell table:style-name="ce52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53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53" office:value-type="string" calcext:value-type="string">
            <text:p>Pré-condições</text:p>
          </table:table-cell>
          <table:table-cell table:style-name="ce52" office:value-type="string" calcext:value-type="string">
            <office:annotation draw:style-name="gr4" draw:text-style-name="P3" svg:width="8.294cm" svg:height="4.857cm" svg:x="7.447cm" svg:y="0cm" draw:caption-point-x="19.562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2">Passo a passo</text:span> para execução</text:p>
          </table:table-cell>
          <table:table-cell table:style-name="ce52" office:value-type="string" calcext:value-type="string">
            <office:annotation draw:style-name="gr5" draw:text-style-name="P3" svg:width="6.792cm" svg:height="5.633cm" svg:x="40.966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52" office:value-type="string" calcext:value-type="string">
            <office:annotation draw:style-name="gr4" draw:text-style-name="P3" svg:width="3.81cm" svg:height="4.857cm" svg:x="42.282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64" office:value-type="string" calcext:value-type="string">
            <office:annotation draw:style-name="gr6" draw:text-style-name="P3" svg:width="3.982cm" svg:height="3.305cm" svg:x="47.574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8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sucesso</text:p>
          </table:table-cell>
          <table:table-cell table:style-name="ce22" office:value-type="string" calcext:value-type="string">
            <text:p>Usuário e senha devem ser válidos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visualizar a Time Line da conta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válido e senha incorreta</text:p>
          </table:table-cell>
          <table:table-cell table:style-name="ce22" office:value-type="string" calcext:value-type="string">
            <text:p>Usuário deve ser válido.</text:p>
          </table:table-cell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Incorrect Password”e mensagem “The password you entered is incorrect. Please try again.” e um botão de “Ok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in apenas com usuário preenchido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password to log in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Tentar logar sem preencher usuário e senha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Enter your username, e-mail or mobile number to log in”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Login com usuário inválido <text:s/>e senha qualquer</text:p>
          </table:table-cell>
          <table:table-cell table:style-name="ce22"/>
          <table:table-cell table:style-name="ce22" office:value-type="string" calcext:value-type="string">
            <text:p>1- Acessar aplicação.</text:p>
            <text:p>2- Digitar usuário.</text:p>
            <text:p>3- Digitar senha.</text:p>
            <text:p>4- Clicar botão “Log in”.</text:p>
          </table:table-cell>
          <table:table-cell table:style-name="ce22" office:value-type="string" calcext:value-type="string">
            <text:p>Deve mostrar um Alert com título “Can’t find account”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Login</text:p>
          </table:table-cell>
          <table:table-cell table:style-name="ce22" office:value-type="string" calcext:value-type="string">
            <text:p>Clicar checkbox “Salvar credenciais”</text:p>
          </table:table-cell>
          <table:table-cell table:style-name="ce22"/>
          <table:table-cell table:style-name="ce22" office:value-type="string" calcext:value-type="string">
            <text:p><text:span text:style-name="T3">1- Acessar aplicação.</text:span></text:p>
            <text:p><text:span text:style-name="T3">2- Clicar checkbox “Salvar credenciais”</text:span></text:p>
          </table:table-cell>
          <table:table-cell table:style-name="ce22" office:value-type="string" calcext:value-type="string">
            <text:p>Deve marcar o checkbox “Salvar credenciais”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Pesquisar “Mark” e abrir 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digitar na barra Search “Mark”</text:p>
            <text:p>5- Deve clicar no perfil do “Mark”</text:p>
          </table:table-cell>
          <table:table-cell table:style-name="ce22" office:value-type="string" calcext:value-type="string">
            <text:p>Deve visualizar o perfil do Mark Zuckerberg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Dar like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</text:p>
            <text:p>5- Deve clicar no coração de Like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omentar em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clicar em alguma foto.</text:p>
            <text:p>5- Deve clicar no botão de Comentar foto.</text:p>
            <text:p>6- Deve digitar na barra de comentário.</text:p>
            <text:p>7- Deve clicar em enviar.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Atualizar página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4- Deve fazer scroll para baixo</text:p>
          </table:table-cell>
          <table:table-cell table:style-name="ce22" office:value-type="string" calcext:value-type="string">
            <text:p>Deve alterar o conteúdo do explorar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Salvar algum post do explorar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1- Acessar aplicação.</text:p>
            <text:p>2- Realizar Login.</text:p>
            <text:p>3- Clicar na Lupa (Botão explorar)</text:p>
            <text:p><text:span text:style-name="T3">4- Deve clicar em alguma foto.</text:span></text:p>
            <text:p>5- Deve clicar no ícone de salvar publicação.</text:p>
          </table:table-cell>
          <table:table-cell table:style-name="ce22" office:value-type="string" calcext:value-type="string">
            <text:p>Deve aparecer que a publicação foi salva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xplorar</text:p>
          </table:table-cell>
          <table:table-cell table:style-name="ce22" office:value-type="string" calcext:value-type="string">
            <text:p>Clicar botão “não recomende posts como este”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clicar e segurar em alguma foto até aparecer as opções da imagem.</text:span></text:p>
            <text:p><text:span text:style-name="T3">5- Deve arrastar para a opção “Options” e soltar.</text:span></text:p>
            <text:p><text:span text:style-name="T3">6- Deve clicar em “Not Interested”</text:span></text:p>
          </table:table-cell>
          <table:table-cell table:style-name="ce22" office:value-type="string" calcext:value-type="string">
            <text:p>Deve aparecer um pop-up confirmando a não recomendação de posts como o que foi clicad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like em alguma foto através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 segurar em alguma foto do perfil até aparecer as opções.</text:span></text:p>
            <text:p><text:span text:style-name="T3">7- Deve arrastar até o botão de Like</text:span></text:p>
          </table:table-cell>
          <table:table-cell table:style-name="ce22" office:value-type="string" calcext:value-type="string">
            <text:p>Deve preencher o botão de Like em vermelho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omentar em alguma foto através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 segurar em alguma foto do perfil até aparecer as opções.</text:span></text:p>
            <text:p><text:span text:style-name="T3">7- Deve arrastar até o botão de Comentar</text:span></text:p>
          </table:table-cell>
          <table:table-cell table:style-name="ce22" office:value-type="string" calcext:value-type="string">
            <text:p>Deve aparecer o comentário feito na postagem.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botão “Message” e enviar uma mensagem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no botão “Message”</text:span></text:p>
            <text:p><text:span text:style-name="T3">7- Deve escrever na barra de mensagem “Olá”</text:span></text:p>
          </table:table-cell>
          <table:table-cell table:style-name="ce22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3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Acessar enviar mensagem arrastando para a esquerda na tela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arrastar a tela para a esquerda</text:span></text:p>
          </table:table-cell>
          <table:table-cell table:style-name="ce22" office:value-type="string" calcext:value-type="string">
            <text:p>Deve aparecer a tela para enviar mensagem para o perfil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Perfil</text:p>
          </table:table-cell>
          <table:table-cell table:style-name="ce22" office:value-type="string" calcext:value-type="string">
            <text:p>Clicar esconder stories do Perfil</text:p>
          </table:table-cell>
          <table:table-cell table:style-name="ce22" office:value-type="string" calcext:value-type="string">
            <text:p>Conta deve estar criada.</text:p>
          </table:table-cell>
          <table:table-cell table:style-name="ce22" office:value-type="string" calcext:value-type="string">
            <text:p><text:span text:style-name="T3">1- Acessar aplicação.</text:span></text:p>
            <text:p><text:span text:style-name="T3">2- Realizar Login.</text:span></text:p>
            <text:p><text:span text:style-name="T3">3- Clicar na Lupa (Botão explorar)</text:span></text:p>
            <text:p><text:span text:style-name="T3">4- Deve digitar na barra Search “Mark”</text:span></text:p>
            <text:p><text:span text:style-name="T3">5- Deve clicar no perfil do “Mark”</text:span></text:p>
            <text:p><text:span text:style-name="T3">6- Deve clicar e segurar em alguma foto do perfil até aparecer as opções.</text:span></text:p>
            <text:p><text:span text:style-name="T3">7- Deve arrastar até o botão de Like</text:span></text:p>
          </table:table-cell>
          <table:table-cell table:style-name="ce22" office:value-type="string" calcext:value-type="string">
            <text:p>Deve aparecer o pop-up “Mark will no longer see your story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10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2"/>
          <table:table-cell table:style-name="ce57"/>
          <table:table-cell table:style-name="ce22" table:number-columns-repeated="3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22">
          <table:table-cell table:style-name="ce22" table:number-columns-repeated="6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formula="of:=[.A51]+1" office:value-type="float" office:value="1" calcext:value-type="float">
            <text:p>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]+1" office:value-type="float" office:value="2" calcext:value-type="float">
            <text:p>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]+1" office:value-type="float" office:value="3" calcext:value-type="float">
            <text:p>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]+1" office:value-type="float" office:value="4" calcext:value-type="float">
            <text:p>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]+1" office:value-type="float" office:value="5" calcext:value-type="float">
            <text:p>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]+1" office:value-type="float" office:value="6" calcext:value-type="float">
            <text:p>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]+1" office:value-type="float" office:value="7" calcext:value-type="float">
            <text:p>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]+1" office:value-type="float" office:value="8" calcext:value-type="float">
            <text:p>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]+1" office:value-type="float" office:value="9" calcext:value-type="float">
            <text:p>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]+1" office:value-type="float" office:value="10" calcext:value-type="float">
            <text:p>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]+1" office:value-type="float" office:value="11" calcext:value-type="float">
            <text:p>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]+1" office:value-type="float" office:value="12" calcext:value-type="float">
            <text:p>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]+1" office:value-type="float" office:value="13" calcext:value-type="float">
            <text:p>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]+1" office:value-type="float" office:value="14" calcext:value-type="float">
            <text:p>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]+1" office:value-type="float" office:value="15" calcext:value-type="float">
            <text:p>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]+1" office:value-type="float" office:value="16" calcext:value-type="float">
            <text:p>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]+1" office:value-type="float" office:value="17" calcext:value-type="float">
            <text:p>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]+1" office:value-type="float" office:value="18" calcext:value-type="float">
            <text:p>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]+1" office:value-type="float" office:value="19" calcext:value-type="float">
            <text:p>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]+1" office:value-type="float" office:value="20" calcext:value-type="float">
            <text:p>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]+1" office:value-type="float" office:value="21" calcext:value-type="float">
            <text:p>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]+1" office:value-type="float" office:value="22" calcext:value-type="float">
            <text:p>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]+1" office:value-type="float" office:value="23" calcext:value-type="float">
            <text:p>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]+1" office:value-type="float" office:value="24" calcext:value-type="float">
            <text:p>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]+1" office:value-type="float" office:value="25" calcext:value-type="float">
            <text:p>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]+1" office:value-type="float" office:value="26" calcext:value-type="float">
            <text:p>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]+1" office:value-type="float" office:value="27" calcext:value-type="float">
            <text:p>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]+1" office:value-type="float" office:value="28" calcext:value-type="float">
            <text:p>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]+1" office:value-type="float" office:value="29" calcext:value-type="float">
            <text:p>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]+1" office:value-type="float" office:value="30" calcext:value-type="float">
            <text:p>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]+1" office:value-type="float" office:value="31" calcext:value-type="float">
            <text:p>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]+1" office:value-type="float" office:value="32" calcext:value-type="float">
            <text:p>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]+1" office:value-type="float" office:value="33" calcext:value-type="float">
            <text:p>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]+1" office:value-type="float" office:value="34" calcext:value-type="float">
            <text:p>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]+1" office:value-type="float" office:value="35" calcext:value-type="float">
            <text:p>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36" calcext:value-type="float">
            <text:p>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37" calcext:value-type="float">
            <text:p>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38" calcext:value-type="float">
            <text:p>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39" calcext:value-type="float">
            <text:p>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40" calcext:value-type="float">
            <text:p>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41" calcext:value-type="float">
            <text:p>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42" calcext:value-type="float">
            <text:p>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43" calcext:value-type="float">
            <text:p>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44" calcext:value-type="float">
            <text:p>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45" calcext:value-type="float">
            <text:p>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46" calcext:value-type="float">
            <text:p>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47" calcext:value-type="float">
            <text:p>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48" calcext:value-type="float">
            <text:p>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49" calcext:value-type="float">
            <text:p>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50" calcext:value-type="float">
            <text:p>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51" calcext:value-type="float">
            <text:p>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52" calcext:value-type="float">
            <text:p>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53" calcext:value-type="float">
            <text:p>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54" calcext:value-type="float">
            <text:p>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55" calcext:value-type="float">
            <text:p>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56" calcext:value-type="float">
            <text:p>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57" calcext:value-type="float">
            <text:p>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58" calcext:value-type="float">
            <text:p>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59" calcext:value-type="float">
            <text:p>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60" calcext:value-type="float">
            <text:p>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61" calcext:value-type="float">
            <text:p>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62" calcext:value-type="float">
            <text:p>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63" calcext:value-type="float">
            <text:p>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64" calcext:value-type="float">
            <text:p>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65" calcext:value-type="float">
            <text:p>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66" calcext:value-type="float">
            <text:p>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67" calcext:value-type="float">
            <text:p>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68" calcext:value-type="float">
            <text:p>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69" calcext:value-type="float">
            <text:p>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70" calcext:value-type="float">
            <text:p>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71" calcext:value-type="float">
            <text:p>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72" calcext:value-type="float">
            <text:p>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73" calcext:value-type="float">
            <text:p>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74" calcext:value-type="float">
            <text:p>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75" calcext:value-type="float">
            <text:p>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76" calcext:value-type="float">
            <text:p>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77" calcext:value-type="float">
            <text:p>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78" calcext:value-type="float">
            <text:p>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79" calcext:value-type="float">
            <text:p>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80" calcext:value-type="float">
            <text:p>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81" calcext:value-type="float">
            <text:p>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82" calcext:value-type="float">
            <text:p>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83" calcext:value-type="float">
            <text:p>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84" calcext:value-type="float">
            <text:p>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85" calcext:value-type="float">
            <text:p>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86" calcext:value-type="float">
            <text:p>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87" calcext:value-type="float">
            <text:p>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88" calcext:value-type="float">
            <text:p>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89" calcext:value-type="float">
            <text:p>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90" calcext:value-type="float">
            <text:p>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91" calcext:value-type="float">
            <text:p>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92" calcext:value-type="float">
            <text:p>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93" calcext:value-type="float">
            <text:p>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94" calcext:value-type="float">
            <text:p>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95" calcext:value-type="float">
            <text:p>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96" calcext:value-type="float">
            <text:p>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97" calcext:value-type="float">
            <text:p>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98" calcext:value-type="float">
            <text:p>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99" calcext:value-type="float">
            <text:p>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100" calcext:value-type="float">
            <text:p>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101" calcext:value-type="float">
            <text:p>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102" calcext:value-type="float">
            <text:p>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103" calcext:value-type="float">
            <text:p>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104" calcext:value-type="float">
            <text:p>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105" calcext:value-type="float">
            <text:p>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106" calcext:value-type="float">
            <text:p>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107" calcext:value-type="float">
            <text:p>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108" calcext:value-type="float">
            <text:p>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109" calcext:value-type="float">
            <text:p>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110" calcext:value-type="float">
            <text:p>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111" calcext:value-type="float">
            <text:p>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112" calcext:value-type="float">
            <text:p>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113" calcext:value-type="float">
            <text:p>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114" calcext:value-type="float">
            <text:p>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115" calcext:value-type="float">
            <text:p>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116" calcext:value-type="float">
            <text:p>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117" calcext:value-type="float">
            <text:p>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118" calcext:value-type="float">
            <text:p>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119" calcext:value-type="float">
            <text:p>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120" calcext:value-type="float">
            <text:p>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121" calcext:value-type="float">
            <text:p>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122" calcext:value-type="float">
            <text:p>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123" calcext:value-type="float">
            <text:p>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124" calcext:value-type="float">
            <text:p>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125" calcext:value-type="float">
            <text:p>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126" calcext:value-type="float">
            <text:p>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127" calcext:value-type="float">
            <text:p>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128" calcext:value-type="float">
            <text:p>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129" calcext:value-type="float">
            <text:p>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130" calcext:value-type="float">
            <text:p>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131" calcext:value-type="float">
            <text:p>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132" calcext:value-type="float">
            <text:p>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133" calcext:value-type="float">
            <text:p>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134" calcext:value-type="float">
            <text:p>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35" calcext:value-type="float">
            <text:p>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36" calcext:value-type="float">
            <text:p>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37" calcext:value-type="float">
            <text:p>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38" calcext:value-type="float">
            <text:p>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39" calcext:value-type="float">
            <text:p>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40" calcext:value-type="float">
            <text:p>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41" calcext:value-type="float">
            <text:p>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42" calcext:value-type="float">
            <text:p>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43" calcext:value-type="float">
            <text:p>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44" calcext:value-type="float">
            <text:p>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45" calcext:value-type="float">
            <text:p>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46" calcext:value-type="float">
            <text:p>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47" calcext:value-type="float">
            <text:p>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48" calcext:value-type="float">
            <text:p>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49" calcext:value-type="float">
            <text:p>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150" calcext:value-type="float">
            <text:p>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151" calcext:value-type="float">
            <text:p>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152" calcext:value-type="float">
            <text:p>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153" calcext:value-type="float">
            <text:p>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154" calcext:value-type="float">
            <text:p>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155" calcext:value-type="float">
            <text:p>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156" calcext:value-type="float">
            <text:p>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157" calcext:value-type="float">
            <text:p>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158" calcext:value-type="float">
            <text:p>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159" calcext:value-type="float">
            <text:p>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160" calcext:value-type="float">
            <text:p>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161" calcext:value-type="float">
            <text:p>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162" calcext:value-type="float">
            <text:p>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163" calcext:value-type="float">
            <text:p>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164" calcext:value-type="float">
            <text:p>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165" calcext:value-type="float">
            <text:p>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166" calcext:value-type="float">
            <text:p>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167" calcext:value-type="float">
            <text:p>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168" calcext:value-type="float">
            <text:p>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169" calcext:value-type="float">
            <text:p>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170" calcext:value-type="float">
            <text:p>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171" calcext:value-type="float">
            <text:p>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172" calcext:value-type="float">
            <text:p>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173" calcext:value-type="float">
            <text:p>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174" calcext:value-type="float">
            <text:p>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175" calcext:value-type="float">
            <text:p>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176" calcext:value-type="float">
            <text:p>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177" calcext:value-type="float">
            <text:p>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178" calcext:value-type="float">
            <text:p>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179" calcext:value-type="float">
            <text:p>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180" calcext:value-type="float">
            <text:p>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181" calcext:value-type="float">
            <text:p>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182" calcext:value-type="float">
            <text:p>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183" calcext:value-type="float">
            <text:p>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184" calcext:value-type="float">
            <text:p>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185" calcext:value-type="float">
            <text:p>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186" calcext:value-type="float">
            <text:p>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187" calcext:value-type="float">
            <text:p>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188" calcext:value-type="float">
            <text:p>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189" calcext:value-type="float">
            <text:p>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190" calcext:value-type="float">
            <text:p>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191" calcext:value-type="float">
            <text:p>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192" calcext:value-type="float">
            <text:p>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193" calcext:value-type="float">
            <text:p>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194" calcext:value-type="float">
            <text:p>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195" calcext:value-type="float">
            <text:p>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196" calcext:value-type="float">
            <text:p>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197" calcext:value-type="float">
            <text:p>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198" calcext:value-type="float">
            <text:p>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199" calcext:value-type="float">
            <text:p>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200" calcext:value-type="float">
            <text:p>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201" calcext:value-type="float">
            <text:p>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202" calcext:value-type="float">
            <text:p>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203" calcext:value-type="float">
            <text:p>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204" calcext:value-type="float">
            <text:p>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205" calcext:value-type="float">
            <text:p>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206" calcext:value-type="float">
            <text:p>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207" calcext:value-type="float">
            <text:p>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208" calcext:value-type="float">
            <text:p>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209" calcext:value-type="float">
            <text:p>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210" calcext:value-type="float">
            <text:p>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211" calcext:value-type="float">
            <text:p>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212" calcext:value-type="float">
            <text:p>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213" calcext:value-type="float">
            <text:p>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214" calcext:value-type="float">
            <text:p>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215" calcext:value-type="float">
            <text:p>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216" calcext:value-type="float">
            <text:p>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217" calcext:value-type="float">
            <text:p>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218" calcext:value-type="float">
            <text:p>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219" calcext:value-type="float">
            <text:p>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220" calcext:value-type="float">
            <text:p>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221" calcext:value-type="float">
            <text:p>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222" calcext:value-type="float">
            <text:p>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223" calcext:value-type="float">
            <text:p>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224" calcext:value-type="float">
            <text:p>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225" calcext:value-type="float">
            <text:p>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226" calcext:value-type="float">
            <text:p>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227" calcext:value-type="float">
            <text:p>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228" calcext:value-type="float">
            <text:p>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229" calcext:value-type="float">
            <text:p>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230" calcext:value-type="float">
            <text:p>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231" calcext:value-type="float">
            <text:p>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232" calcext:value-type="float">
            <text:p>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233" calcext:value-type="float">
            <text:p>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234" calcext:value-type="float">
            <text:p>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35" calcext:value-type="float">
            <text:p>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36" calcext:value-type="float">
            <text:p>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37" calcext:value-type="float">
            <text:p>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38" calcext:value-type="float">
            <text:p>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39" calcext:value-type="float">
            <text:p>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40" calcext:value-type="float">
            <text:p>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41" calcext:value-type="float">
            <text:p>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42" calcext:value-type="float">
            <text:p>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43" calcext:value-type="float">
            <text:p>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44" calcext:value-type="float">
            <text:p>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45" calcext:value-type="float">
            <text:p>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46" calcext:value-type="float">
            <text:p>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47" calcext:value-type="float">
            <text:p>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48" calcext:value-type="float">
            <text:p>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49" calcext:value-type="float">
            <text:p>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250" calcext:value-type="float">
            <text:p>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251" calcext:value-type="float">
            <text:p>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252" calcext:value-type="float">
            <text:p>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253" calcext:value-type="float">
            <text:p>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254" calcext:value-type="float">
            <text:p>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255" calcext:value-type="float">
            <text:p>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256" calcext:value-type="float">
            <text:p>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257" calcext:value-type="float">
            <text:p>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258" calcext:value-type="float">
            <text:p>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259" calcext:value-type="float">
            <text:p>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260" calcext:value-type="float">
            <text:p>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261" calcext:value-type="float">
            <text:p>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262" calcext:value-type="float">
            <text:p>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263" calcext:value-type="float">
            <text:p>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264" calcext:value-type="float">
            <text:p>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265" calcext:value-type="float">
            <text:p>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266" calcext:value-type="float">
            <text:p>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267" calcext:value-type="float">
            <text:p>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268" calcext:value-type="float">
            <text:p>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269" calcext:value-type="float">
            <text:p>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270" calcext:value-type="float">
            <text:p>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271" calcext:value-type="float">
            <text:p>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272" calcext:value-type="float">
            <text:p>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273" calcext:value-type="float">
            <text:p>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274" calcext:value-type="float">
            <text:p>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275" calcext:value-type="float">
            <text:p>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276" calcext:value-type="float">
            <text:p>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277" calcext:value-type="float">
            <text:p>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278" calcext:value-type="float">
            <text:p>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279" calcext:value-type="float">
            <text:p>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280" calcext:value-type="float">
            <text:p>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281" calcext:value-type="float">
            <text:p>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282" calcext:value-type="float">
            <text:p>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283" calcext:value-type="float">
            <text:p>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284" calcext:value-type="float">
            <text:p>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285" calcext:value-type="float">
            <text:p>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286" calcext:value-type="float">
            <text:p>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287" calcext:value-type="float">
            <text:p>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288" calcext:value-type="float">
            <text:p>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289" calcext:value-type="float">
            <text:p>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290" calcext:value-type="float">
            <text:p>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291" calcext:value-type="float">
            <text:p>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292" calcext:value-type="float">
            <text:p>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293" calcext:value-type="float">
            <text:p>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294" calcext:value-type="float">
            <text:p>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295" calcext:value-type="float">
            <text:p>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296" calcext:value-type="float">
            <text:p>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297" calcext:value-type="float">
            <text:p>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298" calcext:value-type="float">
            <text:p>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299" calcext:value-type="float">
            <text:p>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300" calcext:value-type="float">
            <text:p>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301" calcext:value-type="float">
            <text:p>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302" calcext:value-type="float">
            <text:p>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303" calcext:value-type="float">
            <text:p>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304" calcext:value-type="float">
            <text:p>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305" calcext:value-type="float">
            <text:p>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306" calcext:value-type="float">
            <text:p>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307" calcext:value-type="float">
            <text:p>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308" calcext:value-type="float">
            <text:p>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309" calcext:value-type="float">
            <text:p>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310" calcext:value-type="float">
            <text:p>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311" calcext:value-type="float">
            <text:p>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312" calcext:value-type="float">
            <text:p>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313" calcext:value-type="float">
            <text:p>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314" calcext:value-type="float">
            <text:p>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315" calcext:value-type="float">
            <text:p>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316" calcext:value-type="float">
            <text:p>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317" calcext:value-type="float">
            <text:p>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318" calcext:value-type="float">
            <text:p>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319" calcext:value-type="float">
            <text:p>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320" calcext:value-type="float">
            <text:p>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321" calcext:value-type="float">
            <text:p>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322" calcext:value-type="float">
            <text:p>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323" calcext:value-type="float">
            <text:p>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324" calcext:value-type="float">
            <text:p>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325" calcext:value-type="float">
            <text:p>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326" calcext:value-type="float">
            <text:p>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327" calcext:value-type="float">
            <text:p>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328" calcext:value-type="float">
            <text:p>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329" calcext:value-type="float">
            <text:p>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330" calcext:value-type="float">
            <text:p>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331" calcext:value-type="float">
            <text:p>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332" calcext:value-type="float">
            <text:p>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333" calcext:value-type="float">
            <text:p>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334" calcext:value-type="float">
            <text:p>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35" calcext:value-type="float">
            <text:p>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36" calcext:value-type="float">
            <text:p>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37" calcext:value-type="float">
            <text:p>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38" calcext:value-type="float">
            <text:p>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39" calcext:value-type="float">
            <text:p>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40" calcext:value-type="float">
            <text:p>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41" calcext:value-type="float">
            <text:p>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42" calcext:value-type="float">
            <text:p>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43" calcext:value-type="float">
            <text:p>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44" calcext:value-type="float">
            <text:p>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45" calcext:value-type="float">
            <text:p>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46" calcext:value-type="float">
            <text:p>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47" calcext:value-type="float">
            <text:p>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48" calcext:value-type="float">
            <text:p>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49" calcext:value-type="float">
            <text:p>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350" calcext:value-type="float">
            <text:p>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351" calcext:value-type="float">
            <text:p>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352" calcext:value-type="float">
            <text:p>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353" calcext:value-type="float">
            <text:p>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354" calcext:value-type="float">
            <text:p>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355" calcext:value-type="float">
            <text:p>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356" calcext:value-type="float">
            <text:p>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357" calcext:value-type="float">
            <text:p>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358" calcext:value-type="float">
            <text:p>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359" calcext:value-type="float">
            <text:p>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360" calcext:value-type="float">
            <text:p>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361" calcext:value-type="float">
            <text:p>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362" calcext:value-type="float">
            <text:p>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363" calcext:value-type="float">
            <text:p>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364" calcext:value-type="float">
            <text:p>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365" calcext:value-type="float">
            <text:p>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366" calcext:value-type="float">
            <text:p>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367" calcext:value-type="float">
            <text:p>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368" calcext:value-type="float">
            <text:p>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369" calcext:value-type="float">
            <text:p>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370" calcext:value-type="float">
            <text:p>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371" calcext:value-type="float">
            <text:p>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372" calcext:value-type="float">
            <text:p>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373" calcext:value-type="float">
            <text:p>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374" calcext:value-type="float">
            <text:p>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375" calcext:value-type="float">
            <text:p>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376" calcext:value-type="float">
            <text:p>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377" calcext:value-type="float">
            <text:p>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378" calcext:value-type="float">
            <text:p>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379" calcext:value-type="float">
            <text:p>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380" calcext:value-type="float">
            <text:p>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381" calcext:value-type="float">
            <text:p>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382" calcext:value-type="float">
            <text:p>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383" calcext:value-type="float">
            <text:p>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384" calcext:value-type="float">
            <text:p>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385" calcext:value-type="float">
            <text:p>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386" calcext:value-type="float">
            <text:p>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387" calcext:value-type="float">
            <text:p>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388" calcext:value-type="float">
            <text:p>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389" calcext:value-type="float">
            <text:p>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390" calcext:value-type="float">
            <text:p>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391" calcext:value-type="float">
            <text:p>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392" calcext:value-type="float">
            <text:p>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393" calcext:value-type="float">
            <text:p>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394" calcext:value-type="float">
            <text:p>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395" calcext:value-type="float">
            <text:p>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396" calcext:value-type="float">
            <text:p>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397" calcext:value-type="float">
            <text:p>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398" calcext:value-type="float">
            <text:p>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399" calcext:value-type="float">
            <text:p>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400" calcext:value-type="float">
            <text:p>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401" calcext:value-type="float">
            <text:p>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402" calcext:value-type="float">
            <text:p>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403" calcext:value-type="float">
            <text:p>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404" calcext:value-type="float">
            <text:p>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405" calcext:value-type="float">
            <text:p>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406" calcext:value-type="float">
            <text:p>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407" calcext:value-type="float">
            <text:p>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408" calcext:value-type="float">
            <text:p>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409" calcext:value-type="float">
            <text:p>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410" calcext:value-type="float">
            <text:p>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411" calcext:value-type="float">
            <text:p>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412" calcext:value-type="float">
            <text:p>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413" calcext:value-type="float">
            <text:p>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414" calcext:value-type="float">
            <text:p>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415" calcext:value-type="float">
            <text:p>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416" calcext:value-type="float">
            <text:p>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417" calcext:value-type="float">
            <text:p>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418" calcext:value-type="float">
            <text:p>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419" calcext:value-type="float">
            <text:p>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420" calcext:value-type="float">
            <text:p>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421" calcext:value-type="float">
            <text:p>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422" calcext:value-type="float">
            <text:p>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423" calcext:value-type="float">
            <text:p>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424" calcext:value-type="float">
            <text:p>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425" calcext:value-type="float">
            <text:p>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426" calcext:value-type="float">
            <text:p>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427" calcext:value-type="float">
            <text:p>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428" calcext:value-type="float">
            <text:p>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429" calcext:value-type="float">
            <text:p>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430" calcext:value-type="float">
            <text:p>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431" calcext:value-type="float">
            <text:p>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432" calcext:value-type="float">
            <text:p>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433" calcext:value-type="float">
            <text:p>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434" calcext:value-type="float">
            <text:p>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35" calcext:value-type="float">
            <text:p>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36" calcext:value-type="float">
            <text:p>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37" calcext:value-type="float">
            <text:p>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38" calcext:value-type="float">
            <text:p>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39" calcext:value-type="float">
            <text:p>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40" calcext:value-type="float">
            <text:p>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41" calcext:value-type="float">
            <text:p>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42" calcext:value-type="float">
            <text:p>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43" calcext:value-type="float">
            <text:p>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44" calcext:value-type="float">
            <text:p>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45" calcext:value-type="float">
            <text:p>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46" calcext:value-type="float">
            <text:p>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47" calcext:value-type="float">
            <text:p>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48" calcext:value-type="float">
            <text:p>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49" calcext:value-type="float">
            <text:p>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450" calcext:value-type="float">
            <text:p>4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451" calcext:value-type="float">
            <text:p>4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452" calcext:value-type="float">
            <text:p>4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453" calcext:value-type="float">
            <text:p>4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454" calcext:value-type="float">
            <text:p>4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455" calcext:value-type="float">
            <text:p>4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456" calcext:value-type="float">
            <text:p>4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457" calcext:value-type="float">
            <text:p>4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458" calcext:value-type="float">
            <text:p>4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459" calcext:value-type="float">
            <text:p>4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460" calcext:value-type="float">
            <text:p>4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461" calcext:value-type="float">
            <text:p>4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462" calcext:value-type="float">
            <text:p>4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463" calcext:value-type="float">
            <text:p>4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464" calcext:value-type="float">
            <text:p>4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465" calcext:value-type="float">
            <text:p>4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466" calcext:value-type="float">
            <text:p>4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467" calcext:value-type="float">
            <text:p>4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468" calcext:value-type="float">
            <text:p>4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469" calcext:value-type="float">
            <text:p>4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470" calcext:value-type="float">
            <text:p>4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471" calcext:value-type="float">
            <text:p>4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472" calcext:value-type="float">
            <text:p>4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473" calcext:value-type="float">
            <text:p>4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474" calcext:value-type="float">
            <text:p>4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475" calcext:value-type="float">
            <text:p>4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476" calcext:value-type="float">
            <text:p>4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477" calcext:value-type="float">
            <text:p>4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478" calcext:value-type="float">
            <text:p>4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479" calcext:value-type="float">
            <text:p>4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480" calcext:value-type="float">
            <text:p>4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481" calcext:value-type="float">
            <text:p>4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482" calcext:value-type="float">
            <text:p>4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483" calcext:value-type="float">
            <text:p>4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484" calcext:value-type="float">
            <text:p>4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485" calcext:value-type="float">
            <text:p>4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486" calcext:value-type="float">
            <text:p>4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487" calcext:value-type="float">
            <text:p>4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488" calcext:value-type="float">
            <text:p>4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489" calcext:value-type="float">
            <text:p>4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490" calcext:value-type="float">
            <text:p>4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491" calcext:value-type="float">
            <text:p>4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492" calcext:value-type="float">
            <text:p>4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493" calcext:value-type="float">
            <text:p>4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494" calcext:value-type="float">
            <text:p>4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495" calcext:value-type="float">
            <text:p>4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496" calcext:value-type="float">
            <text:p>4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497" calcext:value-type="float">
            <text:p>4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498" calcext:value-type="float">
            <text:p>4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499" calcext:value-type="float">
            <text:p>4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500" calcext:value-type="float">
            <text:p>5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501" calcext:value-type="float">
            <text:p>5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502" calcext:value-type="float">
            <text:p>5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503" calcext:value-type="float">
            <text:p>5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504" calcext:value-type="float">
            <text:p>5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505" calcext:value-type="float">
            <text:p>5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506" calcext:value-type="float">
            <text:p>5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507" calcext:value-type="float">
            <text:p>5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508" calcext:value-type="float">
            <text:p>5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509" calcext:value-type="float">
            <text:p>5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510" calcext:value-type="float">
            <text:p>5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511" calcext:value-type="float">
            <text:p>5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512" calcext:value-type="float">
            <text:p>5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513" calcext:value-type="float">
            <text:p>5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514" calcext:value-type="float">
            <text:p>5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515" calcext:value-type="float">
            <text:p>5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516" calcext:value-type="float">
            <text:p>5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517" calcext:value-type="float">
            <text:p>5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518" calcext:value-type="float">
            <text:p>5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519" calcext:value-type="float">
            <text:p>5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520" calcext:value-type="float">
            <text:p>5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521" calcext:value-type="float">
            <text:p>5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522" calcext:value-type="float">
            <text:p>5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523" calcext:value-type="float">
            <text:p>5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524" calcext:value-type="float">
            <text:p>5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525" calcext:value-type="float">
            <text:p>5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526" calcext:value-type="float">
            <text:p>5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527" calcext:value-type="float">
            <text:p>5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528" calcext:value-type="float">
            <text:p>5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529" calcext:value-type="float">
            <text:p>5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530" calcext:value-type="float">
            <text:p>5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531" calcext:value-type="float">
            <text:p>5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532" calcext:value-type="float">
            <text:p>5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533" calcext:value-type="float">
            <text:p>5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534" calcext:value-type="float">
            <text:p>5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35" calcext:value-type="float">
            <text:p>5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36" calcext:value-type="float">
            <text:p>5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37" calcext:value-type="float">
            <text:p>5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38" calcext:value-type="float">
            <text:p>5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39" calcext:value-type="float">
            <text:p>5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40" calcext:value-type="float">
            <text:p>5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41" calcext:value-type="float">
            <text:p>5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42" calcext:value-type="float">
            <text:p>5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43" calcext:value-type="float">
            <text:p>5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44" calcext:value-type="float">
            <text:p>5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45" calcext:value-type="float">
            <text:p>5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46" calcext:value-type="float">
            <text:p>5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47" calcext:value-type="float">
            <text:p>5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48" calcext:value-type="float">
            <text:p>5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49" calcext:value-type="float">
            <text:p>5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550" calcext:value-type="float">
            <text:p>5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551" calcext:value-type="float">
            <text:p>5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552" calcext:value-type="float">
            <text:p>5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553" calcext:value-type="float">
            <text:p>5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554" calcext:value-type="float">
            <text:p>5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555" calcext:value-type="float">
            <text:p>5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556" calcext:value-type="float">
            <text:p>5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557" calcext:value-type="float">
            <text:p>5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558" calcext:value-type="float">
            <text:p>5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559" calcext:value-type="float">
            <text:p>5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560" calcext:value-type="float">
            <text:p>5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561" calcext:value-type="float">
            <text:p>5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562" calcext:value-type="float">
            <text:p>5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563" calcext:value-type="float">
            <text:p>5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564" calcext:value-type="float">
            <text:p>5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565" calcext:value-type="float">
            <text:p>5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566" calcext:value-type="float">
            <text:p>5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567" calcext:value-type="float">
            <text:p>5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568" calcext:value-type="float">
            <text:p>5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569" calcext:value-type="float">
            <text:p>5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570" calcext:value-type="float">
            <text:p>5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571" calcext:value-type="float">
            <text:p>5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572" calcext:value-type="float">
            <text:p>5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573" calcext:value-type="float">
            <text:p>5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574" calcext:value-type="float">
            <text:p>5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575" calcext:value-type="float">
            <text:p>5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576" calcext:value-type="float">
            <text:p>5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577" calcext:value-type="float">
            <text:p>5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578" calcext:value-type="float">
            <text:p>5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579" calcext:value-type="float">
            <text:p>5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580" calcext:value-type="float">
            <text:p>5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581" calcext:value-type="float">
            <text:p>5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582" calcext:value-type="float">
            <text:p>5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583" calcext:value-type="float">
            <text:p>5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584" calcext:value-type="float">
            <text:p>5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585" calcext:value-type="float">
            <text:p>5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586" calcext:value-type="float">
            <text:p>5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587" calcext:value-type="float">
            <text:p>5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588" calcext:value-type="float">
            <text:p>5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589" calcext:value-type="float">
            <text:p>5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590" calcext:value-type="float">
            <text:p>5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591" calcext:value-type="float">
            <text:p>5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592" calcext:value-type="float">
            <text:p>5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593" calcext:value-type="float">
            <text:p>5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594" calcext:value-type="float">
            <text:p>5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595" calcext:value-type="float">
            <text:p>5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596" calcext:value-type="float">
            <text:p>5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597" calcext:value-type="float">
            <text:p>5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598" calcext:value-type="float">
            <text:p>5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599" calcext:value-type="float">
            <text:p>5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600" calcext:value-type="float">
            <text:p>6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601" calcext:value-type="float">
            <text:p>6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602" calcext:value-type="float">
            <text:p>6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603" calcext:value-type="float">
            <text:p>6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604" calcext:value-type="float">
            <text:p>6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605" calcext:value-type="float">
            <text:p>6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606" calcext:value-type="float">
            <text:p>6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607" calcext:value-type="float">
            <text:p>6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608" calcext:value-type="float">
            <text:p>6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609" calcext:value-type="float">
            <text:p>6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610" calcext:value-type="float">
            <text:p>6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611" calcext:value-type="float">
            <text:p>6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612" calcext:value-type="float">
            <text:p>6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613" calcext:value-type="float">
            <text:p>6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614" calcext:value-type="float">
            <text:p>6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615" calcext:value-type="float">
            <text:p>6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616" calcext:value-type="float">
            <text:p>6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617" calcext:value-type="float">
            <text:p>6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618" calcext:value-type="float">
            <text:p>6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619" calcext:value-type="float">
            <text:p>6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620" calcext:value-type="float">
            <text:p>6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621" calcext:value-type="float">
            <text:p>6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622" calcext:value-type="float">
            <text:p>6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623" calcext:value-type="float">
            <text:p>6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624" calcext:value-type="float">
            <text:p>6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625" calcext:value-type="float">
            <text:p>6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626" calcext:value-type="float">
            <text:p>6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627" calcext:value-type="float">
            <text:p>6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628" calcext:value-type="float">
            <text:p>6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629" calcext:value-type="float">
            <text:p>6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630" calcext:value-type="float">
            <text:p>6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631" calcext:value-type="float">
            <text:p>6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632" calcext:value-type="float">
            <text:p>6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633" calcext:value-type="float">
            <text:p>6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634" calcext:value-type="float">
            <text:p>6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35" calcext:value-type="float">
            <text:p>6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36" calcext:value-type="float">
            <text:p>6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37" calcext:value-type="float">
            <text:p>6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38" calcext:value-type="float">
            <text:p>6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39" calcext:value-type="float">
            <text:p>6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40" calcext:value-type="float">
            <text:p>6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41" calcext:value-type="float">
            <text:p>6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42" calcext:value-type="float">
            <text:p>6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43" calcext:value-type="float">
            <text:p>6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44" calcext:value-type="float">
            <text:p>6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45" calcext:value-type="float">
            <text:p>6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46" calcext:value-type="float">
            <text:p>6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47" calcext:value-type="float">
            <text:p>6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48" calcext:value-type="float">
            <text:p>6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49" calcext:value-type="float">
            <text:p>6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650" calcext:value-type="float">
            <text:p>6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651" calcext:value-type="float">
            <text:p>6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652" calcext:value-type="float">
            <text:p>6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653" calcext:value-type="float">
            <text:p>6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654" calcext:value-type="float">
            <text:p>6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655" calcext:value-type="float">
            <text:p>6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656" calcext:value-type="float">
            <text:p>6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657" calcext:value-type="float">
            <text:p>6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658" calcext:value-type="float">
            <text:p>6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659" calcext:value-type="float">
            <text:p>6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660" calcext:value-type="float">
            <text:p>6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661" calcext:value-type="float">
            <text:p>6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662" calcext:value-type="float">
            <text:p>6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663" calcext:value-type="float">
            <text:p>6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664" calcext:value-type="float">
            <text:p>6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665" calcext:value-type="float">
            <text:p>6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666" calcext:value-type="float">
            <text:p>6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667" calcext:value-type="float">
            <text:p>6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668" calcext:value-type="float">
            <text:p>6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669" calcext:value-type="float">
            <text:p>6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670" calcext:value-type="float">
            <text:p>6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671" calcext:value-type="float">
            <text:p>6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672" calcext:value-type="float">
            <text:p>6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673" calcext:value-type="float">
            <text:p>6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674" calcext:value-type="float">
            <text:p>6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675" calcext:value-type="float">
            <text:p>6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676" calcext:value-type="float">
            <text:p>6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677" calcext:value-type="float">
            <text:p>6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678" calcext:value-type="float">
            <text:p>6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679" calcext:value-type="float">
            <text:p>6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680" calcext:value-type="float">
            <text:p>6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681" calcext:value-type="float">
            <text:p>6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682" calcext:value-type="float">
            <text:p>6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683" calcext:value-type="float">
            <text:p>6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684" calcext:value-type="float">
            <text:p>6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685" calcext:value-type="float">
            <text:p>6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686" calcext:value-type="float">
            <text:p>6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687" calcext:value-type="float">
            <text:p>6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688" calcext:value-type="float">
            <text:p>6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689" calcext:value-type="float">
            <text:p>6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690" calcext:value-type="float">
            <text:p>6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691" calcext:value-type="float">
            <text:p>6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692" calcext:value-type="float">
            <text:p>6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693" calcext:value-type="float">
            <text:p>6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694" calcext:value-type="float">
            <text:p>6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695" calcext:value-type="float">
            <text:p>6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696" calcext:value-type="float">
            <text:p>6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697" calcext:value-type="float">
            <text:p>6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698" calcext:value-type="float">
            <text:p>6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699" calcext:value-type="float">
            <text:p>6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700" calcext:value-type="float">
            <text:p>7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701" calcext:value-type="float">
            <text:p>7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702" calcext:value-type="float">
            <text:p>7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703" calcext:value-type="float">
            <text:p>7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704" calcext:value-type="float">
            <text:p>7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705" calcext:value-type="float">
            <text:p>7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706" calcext:value-type="float">
            <text:p>7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707" calcext:value-type="float">
            <text:p>7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708" calcext:value-type="float">
            <text:p>7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709" calcext:value-type="float">
            <text:p>7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710" calcext:value-type="float">
            <text:p>7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711" calcext:value-type="float">
            <text:p>7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712" calcext:value-type="float">
            <text:p>7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713" calcext:value-type="float">
            <text:p>7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714" calcext:value-type="float">
            <text:p>7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715" calcext:value-type="float">
            <text:p>7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716" calcext:value-type="float">
            <text:p>7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717" calcext:value-type="float">
            <text:p>7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718" calcext:value-type="float">
            <text:p>7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719" calcext:value-type="float">
            <text:p>7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720" calcext:value-type="float">
            <text:p>7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721" calcext:value-type="float">
            <text:p>7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722" calcext:value-type="float">
            <text:p>7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723" calcext:value-type="float">
            <text:p>7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724" calcext:value-type="float">
            <text:p>7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725" calcext:value-type="float">
            <text:p>7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726" calcext:value-type="float">
            <text:p>7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727" calcext:value-type="float">
            <text:p>7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728" calcext:value-type="float">
            <text:p>7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729" calcext:value-type="float">
            <text:p>7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730" calcext:value-type="float">
            <text:p>7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731" calcext:value-type="float">
            <text:p>7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732" calcext:value-type="float">
            <text:p>7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733" calcext:value-type="float">
            <text:p>7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734" calcext:value-type="float">
            <text:p>7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35" calcext:value-type="float">
            <text:p>7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36" calcext:value-type="float">
            <text:p>7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37" calcext:value-type="float">
            <text:p>7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38" calcext:value-type="float">
            <text:p>7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39" calcext:value-type="float">
            <text:p>7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40" calcext:value-type="float">
            <text:p>7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41" calcext:value-type="float">
            <text:p>7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42" calcext:value-type="float">
            <text:p>7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43" calcext:value-type="float">
            <text:p>7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44" calcext:value-type="float">
            <text:p>7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45" calcext:value-type="float">
            <text:p>7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46" calcext:value-type="float">
            <text:p>7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47" calcext:value-type="float">
            <text:p>7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48" calcext:value-type="float">
            <text:p>7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49" calcext:value-type="float">
            <text:p>7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750" calcext:value-type="float">
            <text:p>7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751" calcext:value-type="float">
            <text:p>7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752" calcext:value-type="float">
            <text:p>7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753" calcext:value-type="float">
            <text:p>7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754" calcext:value-type="float">
            <text:p>7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755" calcext:value-type="float">
            <text:p>7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756" calcext:value-type="float">
            <text:p>7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757" calcext:value-type="float">
            <text:p>7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758" calcext:value-type="float">
            <text:p>7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759" calcext:value-type="float">
            <text:p>7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760" calcext:value-type="float">
            <text:p>7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761" calcext:value-type="float">
            <text:p>7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762" calcext:value-type="float">
            <text:p>7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763" calcext:value-type="float">
            <text:p>7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764" calcext:value-type="float">
            <text:p>7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765" calcext:value-type="float">
            <text:p>7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766" calcext:value-type="float">
            <text:p>7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767" calcext:value-type="float">
            <text:p>7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768" calcext:value-type="float">
            <text:p>7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769" calcext:value-type="float">
            <text:p>7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770" calcext:value-type="float">
            <text:p>7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771" calcext:value-type="float">
            <text:p>7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772" calcext:value-type="float">
            <text:p>7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773" calcext:value-type="float">
            <text:p>7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774" calcext:value-type="float">
            <text:p>7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775" calcext:value-type="float">
            <text:p>7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776" calcext:value-type="float">
            <text:p>7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777" calcext:value-type="float">
            <text:p>7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778" calcext:value-type="float">
            <text:p>7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779" calcext:value-type="float">
            <text:p>7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780" calcext:value-type="float">
            <text:p>7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781" calcext:value-type="float">
            <text:p>7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782" calcext:value-type="float">
            <text:p>7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783" calcext:value-type="float">
            <text:p>7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784" calcext:value-type="float">
            <text:p>7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785" calcext:value-type="float">
            <text:p>7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786" calcext:value-type="float">
            <text:p>7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787" calcext:value-type="float">
            <text:p>7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788" calcext:value-type="float">
            <text:p>7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789" calcext:value-type="float">
            <text:p>7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790" calcext:value-type="float">
            <text:p>7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791" calcext:value-type="float">
            <text:p>7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792" calcext:value-type="float">
            <text:p>7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793" calcext:value-type="float">
            <text:p>7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794" calcext:value-type="float">
            <text:p>7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795" calcext:value-type="float">
            <text:p>7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796" calcext:value-type="float">
            <text:p>7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797" calcext:value-type="float">
            <text:p>7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798" calcext:value-type="float">
            <text:p>7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799" calcext:value-type="float">
            <text:p>7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800" calcext:value-type="float">
            <text:p>8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801" calcext:value-type="float">
            <text:p>8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802" calcext:value-type="float">
            <text:p>8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803" calcext:value-type="float">
            <text:p>8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804" calcext:value-type="float">
            <text:p>8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805" calcext:value-type="float">
            <text:p>8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806" calcext:value-type="float">
            <text:p>8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807" calcext:value-type="float">
            <text:p>8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808" calcext:value-type="float">
            <text:p>8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809" calcext:value-type="float">
            <text:p>8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810" calcext:value-type="float">
            <text:p>8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811" calcext:value-type="float">
            <text:p>8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812" calcext:value-type="float">
            <text:p>8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813" calcext:value-type="float">
            <text:p>8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814" calcext:value-type="float">
            <text:p>8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815" calcext:value-type="float">
            <text:p>8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816" calcext:value-type="float">
            <text:p>8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817" calcext:value-type="float">
            <text:p>8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818" calcext:value-type="float">
            <text:p>8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819" calcext:value-type="float">
            <text:p>8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820" calcext:value-type="float">
            <text:p>8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821" calcext:value-type="float">
            <text:p>8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822" calcext:value-type="float">
            <text:p>8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823" calcext:value-type="float">
            <text:p>8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824" calcext:value-type="float">
            <text:p>8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825" calcext:value-type="float">
            <text:p>8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826" calcext:value-type="float">
            <text:p>8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827" calcext:value-type="float">
            <text:p>8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828" calcext:value-type="float">
            <text:p>8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829" calcext:value-type="float">
            <text:p>8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830" calcext:value-type="float">
            <text:p>8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831" calcext:value-type="float">
            <text:p>8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832" calcext:value-type="float">
            <text:p>8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833" calcext:value-type="float">
            <text:p>8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834" calcext:value-type="float">
            <text:p>8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35" calcext:value-type="float">
            <text:p>8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36" calcext:value-type="float">
            <text:p>8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37" calcext:value-type="float">
            <text:p>8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38" calcext:value-type="float">
            <text:p>8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39" calcext:value-type="float">
            <text:p>8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40" calcext:value-type="float">
            <text:p>8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41" calcext:value-type="float">
            <text:p>8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42" calcext:value-type="float">
            <text:p>8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43" calcext:value-type="float">
            <text:p>8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44" calcext:value-type="float">
            <text:p>8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45" calcext:value-type="float">
            <text:p>8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46" calcext:value-type="float">
            <text:p>8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47" calcext:value-type="float">
            <text:p>8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48" calcext:value-type="float">
            <text:p>8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49" calcext:value-type="float">
            <text:p>8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850" calcext:value-type="float">
            <text:p>8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851" calcext:value-type="float">
            <text:p>8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852" calcext:value-type="float">
            <text:p>8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853" calcext:value-type="float">
            <text:p>8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854" calcext:value-type="float">
            <text:p>8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855" calcext:value-type="float">
            <text:p>8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856" calcext:value-type="float">
            <text:p>8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857" calcext:value-type="float">
            <text:p>8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858" calcext:value-type="float">
            <text:p>8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859" calcext:value-type="float">
            <text:p>8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860" calcext:value-type="float">
            <text:p>8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861" calcext:value-type="float">
            <text:p>8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862" calcext:value-type="float">
            <text:p>8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863" calcext:value-type="float">
            <text:p>8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864" calcext:value-type="float">
            <text:p>8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865" calcext:value-type="float">
            <text:p>8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866" calcext:value-type="float">
            <text:p>8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867" calcext:value-type="float">
            <text:p>8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868" calcext:value-type="float">
            <text:p>8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869" calcext:value-type="float">
            <text:p>8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870" calcext:value-type="float">
            <text:p>8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871" calcext:value-type="float">
            <text:p>8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872" calcext:value-type="float">
            <text:p>8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873" calcext:value-type="float">
            <text:p>8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874" calcext:value-type="float">
            <text:p>8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875" calcext:value-type="float">
            <text:p>8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876" calcext:value-type="float">
            <text:p>8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877" calcext:value-type="float">
            <text:p>8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878" calcext:value-type="float">
            <text:p>8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879" calcext:value-type="float">
            <text:p>8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880" calcext:value-type="float">
            <text:p>8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881" calcext:value-type="float">
            <text:p>8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882" calcext:value-type="float">
            <text:p>8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883" calcext:value-type="float">
            <text:p>8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884" calcext:value-type="float">
            <text:p>8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885" calcext:value-type="float">
            <text:p>8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886" calcext:value-type="float">
            <text:p>8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887" calcext:value-type="float">
            <text:p>8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888" calcext:value-type="float">
            <text:p>8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889" calcext:value-type="float">
            <text:p>8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890" calcext:value-type="float">
            <text:p>8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891" calcext:value-type="float">
            <text:p>8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892" calcext:value-type="float">
            <text:p>8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893" calcext:value-type="float">
            <text:p>8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894" calcext:value-type="float">
            <text:p>8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895" calcext:value-type="float">
            <text:p>8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896" calcext:value-type="float">
            <text:p>8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897" calcext:value-type="float">
            <text:p>8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898" calcext:value-type="float">
            <text:p>8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899" calcext:value-type="float">
            <text:p>8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900" calcext:value-type="float">
            <text:p>9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901" calcext:value-type="float">
            <text:p>9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902" calcext:value-type="float">
            <text:p>9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903" calcext:value-type="float">
            <text:p>9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904" calcext:value-type="float">
            <text:p>9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905" calcext:value-type="float">
            <text:p>9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906" calcext:value-type="float">
            <text:p>9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907" calcext:value-type="float">
            <text:p>9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908" calcext:value-type="float">
            <text:p>9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909" calcext:value-type="float">
            <text:p>9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910" calcext:value-type="float">
            <text:p>9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911" calcext:value-type="float">
            <text:p>9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912" calcext:value-type="float">
            <text:p>9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913" calcext:value-type="float">
            <text:p>9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914" calcext:value-type="float">
            <text:p>9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915" calcext:value-type="float">
            <text:p>9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916" calcext:value-type="float">
            <text:p>9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917" calcext:value-type="float">
            <text:p>9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918" calcext:value-type="float">
            <text:p>9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919" calcext:value-type="float">
            <text:p>9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920" calcext:value-type="float">
            <text:p>9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921" calcext:value-type="float">
            <text:p>9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922" calcext:value-type="float">
            <text:p>9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923" calcext:value-type="float">
            <text:p>9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924" calcext:value-type="float">
            <text:p>9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925" calcext:value-type="float">
            <text:p>9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926" calcext:value-type="float">
            <text:p>9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927" calcext:value-type="float">
            <text:p>9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928" calcext:value-type="float">
            <text:p>9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929" calcext:value-type="float">
            <text:p>9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930" calcext:value-type="float">
            <text:p>9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931" calcext:value-type="float">
            <text:p>9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932" calcext:value-type="float">
            <text:p>9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933" calcext:value-type="float">
            <text:p>9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934" calcext:value-type="float">
            <text:p>9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35" calcext:value-type="float">
            <text:p>9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36" calcext:value-type="float">
            <text:p>9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37" calcext:value-type="float">
            <text:p>9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38" calcext:value-type="float">
            <text:p>9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39" calcext:value-type="float">
            <text:p>9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40" calcext:value-type="float">
            <text:p>9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41" calcext:value-type="float">
            <text:p>9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42" calcext:value-type="float">
            <text:p>9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43" calcext:value-type="float">
            <text:p>9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44" calcext:value-type="float">
            <text:p>9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45" calcext:value-type="float">
            <text:p>9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46" calcext:value-type="float">
            <text:p>9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47" calcext:value-type="float">
            <text:p>9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48" calcext:value-type="float">
            <text:p>9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49" calcext:value-type="float">
            <text:p>9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950" calcext:value-type="float">
            <text:p>9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951" calcext:value-type="float">
            <text:p>9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952" calcext:value-type="float">
            <text:p>9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953" calcext:value-type="float">
            <text:p>9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954" calcext:value-type="float">
            <text:p>9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955" calcext:value-type="float">
            <text:p>9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956" calcext:value-type="float">
            <text:p>9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957" calcext:value-type="float">
            <text:p>9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958" calcext:value-type="float">
            <text:p>9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959" calcext:value-type="float">
            <text:p>9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960" calcext:value-type="float">
            <text:p>9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961" calcext:value-type="float">
            <text:p>9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962" calcext:value-type="float">
            <text:p>9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963" calcext:value-type="float">
            <text:p>9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964" calcext:value-type="float">
            <text:p>9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965" calcext:value-type="float">
            <text:p>9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966" calcext:value-type="float">
            <text:p>9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967" calcext:value-type="float">
            <text:p>9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968" calcext:value-type="float">
            <text:p>9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969" calcext:value-type="float">
            <text:p>9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970" calcext:value-type="float">
            <text:p>9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971" calcext:value-type="float">
            <text:p>9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972" calcext:value-type="float">
            <text:p>9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973" calcext:value-type="float">
            <text:p>9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974" calcext:value-type="float">
            <text:p>9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975" calcext:value-type="float">
            <text:p>9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976" calcext:value-type="float">
            <text:p>9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977" calcext:value-type="float">
            <text:p>9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978" calcext:value-type="float">
            <text:p>9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979" calcext:value-type="float">
            <text:p>9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980" calcext:value-type="float">
            <text:p>9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981" calcext:value-type="float">
            <text:p>9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982" calcext:value-type="float">
            <text:p>9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983" calcext:value-type="float">
            <text:p>9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984" calcext:value-type="float">
            <text:p>9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985" calcext:value-type="float">
            <text:p>9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986" calcext:value-type="float">
            <text:p>9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987" calcext:value-type="float">
            <text:p>9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988" calcext:value-type="float">
            <text:p>9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989" calcext:value-type="float">
            <text:p>9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990" calcext:value-type="float">
            <text:p>9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991" calcext:value-type="float">
            <text:p>9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992" calcext:value-type="float">
            <text:p>9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993" calcext:value-type="float">
            <text:p>9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994" calcext:value-type="float">
            <text:p>9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995" calcext:value-type="float">
            <text:p>9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996" calcext:value-type="float">
            <text:p>9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997" calcext:value-type="float">
            <text:p>9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998" calcext:value-type="float">
            <text:p>9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999" calcext:value-type="float">
            <text:p>9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1000" calcext:value-type="float">
            <text:p>10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1001" calcext:value-type="float">
            <text:p>10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1002" calcext:value-type="float">
            <text:p>10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1003" calcext:value-type="float">
            <text:p>10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1004" calcext:value-type="float">
            <text:p>10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1005" calcext:value-type="float">
            <text:p>10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1006" calcext:value-type="float">
            <text:p>10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1007" calcext:value-type="float">
            <text:p>10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1008" calcext:value-type="float">
            <text:p>10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1009" calcext:value-type="float">
            <text:p>10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1010" calcext:value-type="float">
            <text:p>10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1011" calcext:value-type="float">
            <text:p>10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1012" calcext:value-type="float">
            <text:p>10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1013" calcext:value-type="float">
            <text:p>10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1014" calcext:value-type="float">
            <text:p>10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1015" calcext:value-type="float">
            <text:p>10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1016" calcext:value-type="float">
            <text:p>10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1017" calcext:value-type="float">
            <text:p>10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1018" calcext:value-type="float">
            <text:p>10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1019" calcext:value-type="float">
            <text:p>10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1020" calcext:value-type="float">
            <text:p>10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1021" calcext:value-type="float">
            <text:p>10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1022" calcext:value-type="float">
            <text:p>10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1023" calcext:value-type="float">
            <text:p>10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1024" calcext:value-type="float">
            <text:p>10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1025" calcext:value-type="float">
            <text:p>10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1026" calcext:value-type="float">
            <text:p>10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1027" calcext:value-type="float">
            <text:p>10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1028" calcext:value-type="float">
            <text:p>10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1029" calcext:value-type="float">
            <text:p>10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1030" calcext:value-type="float">
            <text:p>10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1031" calcext:value-type="float">
            <text:p>10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1032" calcext:value-type="float">
            <text:p>10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1033" calcext:value-type="float">
            <text:p>10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1034" calcext:value-type="float">
            <text:p>10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35" calcext:value-type="float">
            <text:p>10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36" calcext:value-type="float">
            <text:p>10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37" calcext:value-type="float">
            <text:p>10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38" calcext:value-type="float">
            <text:p>10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39" calcext:value-type="float">
            <text:p>10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40" calcext:value-type="float">
            <text:p>10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41" calcext:value-type="float">
            <text:p>10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42" calcext:value-type="float">
            <text:p>10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43" calcext:value-type="float">
            <text:p>10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44" calcext:value-type="float">
            <text:p>10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45" calcext:value-type="float">
            <text:p>10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46" calcext:value-type="float">
            <text:p>10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47" calcext:value-type="float">
            <text:p>10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48" calcext:value-type="float">
            <text:p>10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49" calcext:value-type="float">
            <text:p>10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050" calcext:value-type="float">
            <text:p>10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051" calcext:value-type="float">
            <text:p>10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052" calcext:value-type="float">
            <text:p>10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053" calcext:value-type="float">
            <text:p>10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054" calcext:value-type="float">
            <text:p>10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055" calcext:value-type="float">
            <text:p>10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056" calcext:value-type="float">
            <text:p>10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057" calcext:value-type="float">
            <text:p>10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058" calcext:value-type="float">
            <text:p>10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059" calcext:value-type="float">
            <text:p>10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060" calcext:value-type="float">
            <text:p>10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061" calcext:value-type="float">
            <text:p>10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062" calcext:value-type="float">
            <text:p>10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063" calcext:value-type="float">
            <text:p>10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064" calcext:value-type="float">
            <text:p>10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065" calcext:value-type="float">
            <text:p>10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066" calcext:value-type="float">
            <text:p>10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067" calcext:value-type="float">
            <text:p>10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068" calcext:value-type="float">
            <text:p>10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069" calcext:value-type="float">
            <text:p>10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070" calcext:value-type="float">
            <text:p>10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071" calcext:value-type="float">
            <text:p>10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072" calcext:value-type="float">
            <text:p>10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073" calcext:value-type="float">
            <text:p>10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074" calcext:value-type="float">
            <text:p>10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075" calcext:value-type="float">
            <text:p>10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076" calcext:value-type="float">
            <text:p>10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077" calcext:value-type="float">
            <text:p>10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078" calcext:value-type="float">
            <text:p>10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079" calcext:value-type="float">
            <text:p>10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080" calcext:value-type="float">
            <text:p>10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081" calcext:value-type="float">
            <text:p>10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082" calcext:value-type="float">
            <text:p>10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083" calcext:value-type="float">
            <text:p>10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084" calcext:value-type="float">
            <text:p>10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085" calcext:value-type="float">
            <text:p>10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086" calcext:value-type="float">
            <text:p>10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087" calcext:value-type="float">
            <text:p>10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088" calcext:value-type="float">
            <text:p>10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089" calcext:value-type="float">
            <text:p>10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090" calcext:value-type="float">
            <text:p>10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091" calcext:value-type="float">
            <text:p>10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092" calcext:value-type="float">
            <text:p>10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093" calcext:value-type="float">
            <text:p>10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094" calcext:value-type="float">
            <text:p>10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095" calcext:value-type="float">
            <text:p>10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096" calcext:value-type="float">
            <text:p>10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097" calcext:value-type="float">
            <text:p>10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098" calcext:value-type="float">
            <text:p>10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099" calcext:value-type="float">
            <text:p>10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100" calcext:value-type="float">
            <text:p>11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101" calcext:value-type="float">
            <text:p>11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102" calcext:value-type="float">
            <text:p>11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103" calcext:value-type="float">
            <text:p>11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104" calcext:value-type="float">
            <text:p>11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105" calcext:value-type="float">
            <text:p>11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106" calcext:value-type="float">
            <text:p>11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107" calcext:value-type="float">
            <text:p>11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108" calcext:value-type="float">
            <text:p>11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109" calcext:value-type="float">
            <text:p>11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110" calcext:value-type="float">
            <text:p>11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111" calcext:value-type="float">
            <text:p>11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112" calcext:value-type="float">
            <text:p>11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113" calcext:value-type="float">
            <text:p>11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114" calcext:value-type="float">
            <text:p>11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115" calcext:value-type="float">
            <text:p>11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116" calcext:value-type="float">
            <text:p>11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117" calcext:value-type="float">
            <text:p>11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118" calcext:value-type="float">
            <text:p>11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119" calcext:value-type="float">
            <text:p>11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120" calcext:value-type="float">
            <text:p>11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121" calcext:value-type="float">
            <text:p>11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122" calcext:value-type="float">
            <text:p>11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123" calcext:value-type="float">
            <text:p>11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124" calcext:value-type="float">
            <text:p>11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125" calcext:value-type="float">
            <text:p>11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126" calcext:value-type="float">
            <text:p>11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127" calcext:value-type="float">
            <text:p>11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128" calcext:value-type="float">
            <text:p>11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129" calcext:value-type="float">
            <text:p>11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130" calcext:value-type="float">
            <text:p>11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131" calcext:value-type="float">
            <text:p>11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132" calcext:value-type="float">
            <text:p>11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133" calcext:value-type="float">
            <text:p>11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134" calcext:value-type="float">
            <text:p>11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35" calcext:value-type="float">
            <text:p>11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36" calcext:value-type="float">
            <text:p>11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37" calcext:value-type="float">
            <text:p>11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38" calcext:value-type="float">
            <text:p>11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39" calcext:value-type="float">
            <text:p>11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40" calcext:value-type="float">
            <text:p>11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41" calcext:value-type="float">
            <text:p>11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42" calcext:value-type="float">
            <text:p>11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43" calcext:value-type="float">
            <text:p>11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44" calcext:value-type="float">
            <text:p>11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45" calcext:value-type="float">
            <text:p>11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46" calcext:value-type="float">
            <text:p>11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47" calcext:value-type="float">
            <text:p>11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48" calcext:value-type="float">
            <text:p>11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49" calcext:value-type="float">
            <text:p>11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150" calcext:value-type="float">
            <text:p>11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151" calcext:value-type="float">
            <text:p>11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152" calcext:value-type="float">
            <text:p>11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153" calcext:value-type="float">
            <text:p>11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154" calcext:value-type="float">
            <text:p>11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155" calcext:value-type="float">
            <text:p>11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156" calcext:value-type="float">
            <text:p>11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157" calcext:value-type="float">
            <text:p>11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158" calcext:value-type="float">
            <text:p>11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159" calcext:value-type="float">
            <text:p>11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160" calcext:value-type="float">
            <text:p>11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161" calcext:value-type="float">
            <text:p>11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162" calcext:value-type="float">
            <text:p>11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163" calcext:value-type="float">
            <text:p>11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164" calcext:value-type="float">
            <text:p>11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165" calcext:value-type="float">
            <text:p>11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166" calcext:value-type="float">
            <text:p>11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167" calcext:value-type="float">
            <text:p>11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168" calcext:value-type="float">
            <text:p>11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169" calcext:value-type="float">
            <text:p>11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170" calcext:value-type="float">
            <text:p>11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171" calcext:value-type="float">
            <text:p>11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172" calcext:value-type="float">
            <text:p>11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173" calcext:value-type="float">
            <text:p>11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174" calcext:value-type="float">
            <text:p>11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175" calcext:value-type="float">
            <text:p>11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176" calcext:value-type="float">
            <text:p>11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177" calcext:value-type="float">
            <text:p>11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178" calcext:value-type="float">
            <text:p>11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179" calcext:value-type="float">
            <text:p>11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180" calcext:value-type="float">
            <text:p>11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181" calcext:value-type="float">
            <text:p>11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182" calcext:value-type="float">
            <text:p>11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183" calcext:value-type="float">
            <text:p>11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184" calcext:value-type="float">
            <text:p>11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185" calcext:value-type="float">
            <text:p>11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186" calcext:value-type="float">
            <text:p>11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187" calcext:value-type="float">
            <text:p>11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188" calcext:value-type="float">
            <text:p>11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189" calcext:value-type="float">
            <text:p>11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190" calcext:value-type="float">
            <text:p>11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191" calcext:value-type="float">
            <text:p>11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192" calcext:value-type="float">
            <text:p>11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193" calcext:value-type="float">
            <text:p>11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194" calcext:value-type="float">
            <text:p>11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195" calcext:value-type="float">
            <text:p>11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196" calcext:value-type="float">
            <text:p>11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197" calcext:value-type="float">
            <text:p>11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198" calcext:value-type="float">
            <text:p>11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199" calcext:value-type="float">
            <text:p>11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200" calcext:value-type="float">
            <text:p>12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201" calcext:value-type="float">
            <text:p>12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202" calcext:value-type="float">
            <text:p>12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203" calcext:value-type="float">
            <text:p>12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204" calcext:value-type="float">
            <text:p>12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205" calcext:value-type="float">
            <text:p>12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206" calcext:value-type="float">
            <text:p>12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207" calcext:value-type="float">
            <text:p>12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208" calcext:value-type="float">
            <text:p>12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209" calcext:value-type="float">
            <text:p>12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210" calcext:value-type="float">
            <text:p>12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211" calcext:value-type="float">
            <text:p>12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212" calcext:value-type="float">
            <text:p>12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213" calcext:value-type="float">
            <text:p>12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214" calcext:value-type="float">
            <text:p>12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215" calcext:value-type="float">
            <text:p>12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216" calcext:value-type="float">
            <text:p>12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217" calcext:value-type="float">
            <text:p>12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218" calcext:value-type="float">
            <text:p>12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219" calcext:value-type="float">
            <text:p>12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220" calcext:value-type="float">
            <text:p>12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221" calcext:value-type="float">
            <text:p>12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222" calcext:value-type="float">
            <text:p>12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223" calcext:value-type="float">
            <text:p>12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224" calcext:value-type="float">
            <text:p>12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225" calcext:value-type="float">
            <text:p>12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226" calcext:value-type="float">
            <text:p>12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227" calcext:value-type="float">
            <text:p>12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228" calcext:value-type="float">
            <text:p>12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229" calcext:value-type="float">
            <text:p>12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230" calcext:value-type="float">
            <text:p>12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231" calcext:value-type="float">
            <text:p>12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232" calcext:value-type="float">
            <text:p>12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233" calcext:value-type="float">
            <text:p>12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234" calcext:value-type="float">
            <text:p>12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35" calcext:value-type="float">
            <text:p>12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36" calcext:value-type="float">
            <text:p>12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37" calcext:value-type="float">
            <text:p>12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38" calcext:value-type="float">
            <text:p>12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39" calcext:value-type="float">
            <text:p>12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40" calcext:value-type="float">
            <text:p>12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41" calcext:value-type="float">
            <text:p>12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42" calcext:value-type="float">
            <text:p>12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43" calcext:value-type="float">
            <text:p>12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44" calcext:value-type="float">
            <text:p>12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45" calcext:value-type="float">
            <text:p>12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46" calcext:value-type="float">
            <text:p>12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47" calcext:value-type="float">
            <text:p>12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48" calcext:value-type="float">
            <text:p>12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49" calcext:value-type="float">
            <text:p>12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250" calcext:value-type="float">
            <text:p>12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251" calcext:value-type="float">
            <text:p>12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252" calcext:value-type="float">
            <text:p>12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253" calcext:value-type="float">
            <text:p>12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254" calcext:value-type="float">
            <text:p>12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255" calcext:value-type="float">
            <text:p>12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256" calcext:value-type="float">
            <text:p>12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257" calcext:value-type="float">
            <text:p>12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258" calcext:value-type="float">
            <text:p>12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259" calcext:value-type="float">
            <text:p>12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260" calcext:value-type="float">
            <text:p>12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261" calcext:value-type="float">
            <text:p>12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262" calcext:value-type="float">
            <text:p>12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263" calcext:value-type="float">
            <text:p>12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264" calcext:value-type="float">
            <text:p>12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265" calcext:value-type="float">
            <text:p>12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266" calcext:value-type="float">
            <text:p>12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267" calcext:value-type="float">
            <text:p>12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268" calcext:value-type="float">
            <text:p>12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269" calcext:value-type="float">
            <text:p>12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270" calcext:value-type="float">
            <text:p>12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271" calcext:value-type="float">
            <text:p>12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272" calcext:value-type="float">
            <text:p>12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273" calcext:value-type="float">
            <text:p>12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274" calcext:value-type="float">
            <text:p>12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275" calcext:value-type="float">
            <text:p>12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276" calcext:value-type="float">
            <text:p>12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277" calcext:value-type="float">
            <text:p>12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278" calcext:value-type="float">
            <text:p>12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279" calcext:value-type="float">
            <text:p>12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280" calcext:value-type="float">
            <text:p>12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281" calcext:value-type="float">
            <text:p>12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282" calcext:value-type="float">
            <text:p>12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283" calcext:value-type="float">
            <text:p>12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284" calcext:value-type="float">
            <text:p>12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285" calcext:value-type="float">
            <text:p>12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286" calcext:value-type="float">
            <text:p>12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287" calcext:value-type="float">
            <text:p>12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288" calcext:value-type="float">
            <text:p>12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289" calcext:value-type="float">
            <text:p>12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290" calcext:value-type="float">
            <text:p>12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291" calcext:value-type="float">
            <text:p>12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292" calcext:value-type="float">
            <text:p>12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293" calcext:value-type="float">
            <text:p>12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294" calcext:value-type="float">
            <text:p>12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295" calcext:value-type="float">
            <text:p>12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296" calcext:value-type="float">
            <text:p>12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297" calcext:value-type="float">
            <text:p>12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298" calcext:value-type="float">
            <text:p>12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299" calcext:value-type="float">
            <text:p>12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300" calcext:value-type="float">
            <text:p>13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301" calcext:value-type="float">
            <text:p>13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302" calcext:value-type="float">
            <text:p>13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303" calcext:value-type="float">
            <text:p>13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304" calcext:value-type="float">
            <text:p>13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305" calcext:value-type="float">
            <text:p>13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306" calcext:value-type="float">
            <text:p>13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307" calcext:value-type="float">
            <text:p>13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308" calcext:value-type="float">
            <text:p>13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309" calcext:value-type="float">
            <text:p>13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310" calcext:value-type="float">
            <text:p>13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311" calcext:value-type="float">
            <text:p>13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312" calcext:value-type="float">
            <text:p>13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313" calcext:value-type="float">
            <text:p>13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314" calcext:value-type="float">
            <text:p>13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315" calcext:value-type="float">
            <text:p>13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316" calcext:value-type="float">
            <text:p>13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317" calcext:value-type="float">
            <text:p>13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318" calcext:value-type="float">
            <text:p>13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319" calcext:value-type="float">
            <text:p>13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320" calcext:value-type="float">
            <text:p>13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321" calcext:value-type="float">
            <text:p>13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322" calcext:value-type="float">
            <text:p>13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323" calcext:value-type="float">
            <text:p>13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324" calcext:value-type="float">
            <text:p>13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325" calcext:value-type="float">
            <text:p>13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326" calcext:value-type="float">
            <text:p>13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327" calcext:value-type="float">
            <text:p>13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328" calcext:value-type="float">
            <text:p>13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329" calcext:value-type="float">
            <text:p>13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330" calcext:value-type="float">
            <text:p>13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331" calcext:value-type="float">
            <text:p>13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332" calcext:value-type="float">
            <text:p>13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333" calcext:value-type="float">
            <text:p>13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334" calcext:value-type="float">
            <text:p>13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35" calcext:value-type="float">
            <text:p>13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36" calcext:value-type="float">
            <text:p>13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37" calcext:value-type="float">
            <text:p>13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38" calcext:value-type="float">
            <text:p>13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39" calcext:value-type="float">
            <text:p>13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40" calcext:value-type="float">
            <text:p>13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41" calcext:value-type="float">
            <text:p>13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42" calcext:value-type="float">
            <text:p>13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43" calcext:value-type="float">
            <text:p>13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44" calcext:value-type="float">
            <text:p>13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45" calcext:value-type="float">
            <text:p>13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46" calcext:value-type="float">
            <text:p>13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47" calcext:value-type="float">
            <text:p>13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48" calcext:value-type="float">
            <text:p>13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49" calcext:value-type="float">
            <text:p>13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350" calcext:value-type="float">
            <text:p>135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351" calcext:value-type="float">
            <text:p>135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352" calcext:value-type="float">
            <text:p>135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353" calcext:value-type="float">
            <text:p>135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354" calcext:value-type="float">
            <text:p>135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355" calcext:value-type="float">
            <text:p>135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356" calcext:value-type="float">
            <text:p>135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357" calcext:value-type="float">
            <text:p>135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358" calcext:value-type="float">
            <text:p>135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359" calcext:value-type="float">
            <text:p>135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360" calcext:value-type="float">
            <text:p>136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361" calcext:value-type="float">
            <text:p>136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362" calcext:value-type="float">
            <text:p>136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363" calcext:value-type="float">
            <text:p>136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364" calcext:value-type="float">
            <text:p>136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365" calcext:value-type="float">
            <text:p>136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366" calcext:value-type="float">
            <text:p>136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367" calcext:value-type="float">
            <text:p>136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368" calcext:value-type="float">
            <text:p>136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369" calcext:value-type="float">
            <text:p>136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370" calcext:value-type="float">
            <text:p>137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371" calcext:value-type="float">
            <text:p>137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372" calcext:value-type="float">
            <text:p>137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373" calcext:value-type="float">
            <text:p>137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374" calcext:value-type="float">
            <text:p>137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375" calcext:value-type="float">
            <text:p>137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376" calcext:value-type="float">
            <text:p>137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377" calcext:value-type="float">
            <text:p>137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378" calcext:value-type="float">
            <text:p>137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379" calcext:value-type="float">
            <text:p>137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380" calcext:value-type="float">
            <text:p>138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381" calcext:value-type="float">
            <text:p>138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382" calcext:value-type="float">
            <text:p>138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383" calcext:value-type="float">
            <text:p>138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384" calcext:value-type="float">
            <text:p>138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385" calcext:value-type="float">
            <text:p>138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386" calcext:value-type="float">
            <text:p>138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387" calcext:value-type="float">
            <text:p>138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388" calcext:value-type="float">
            <text:p>138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389" calcext:value-type="float">
            <text:p>138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390" calcext:value-type="float">
            <text:p>139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391" calcext:value-type="float">
            <text:p>139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392" calcext:value-type="float">
            <text:p>139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393" calcext:value-type="float">
            <text:p>139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394" calcext:value-type="float">
            <text:p>139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395" calcext:value-type="float">
            <text:p>139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396" calcext:value-type="float">
            <text:p>139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397" calcext:value-type="float">
            <text:p>139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398" calcext:value-type="float">
            <text:p>139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399" calcext:value-type="float">
            <text:p>139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400" calcext:value-type="float">
            <text:p>140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401" calcext:value-type="float">
            <text:p>140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402" calcext:value-type="float">
            <text:p>140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403" calcext:value-type="float">
            <text:p>140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404" calcext:value-type="float">
            <text:p>140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405" calcext:value-type="float">
            <text:p>140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406" calcext:value-type="float">
            <text:p>140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407" calcext:value-type="float">
            <text:p>140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408" calcext:value-type="float">
            <text:p>140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409" calcext:value-type="float">
            <text:p>140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410" calcext:value-type="float">
            <text:p>141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411" calcext:value-type="float">
            <text:p>141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412" calcext:value-type="float">
            <text:p>141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413" calcext:value-type="float">
            <text:p>141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414" calcext:value-type="float">
            <text:p>141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415" calcext:value-type="float">
            <text:p>141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416" calcext:value-type="float">
            <text:p>141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417" calcext:value-type="float">
            <text:p>141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418" calcext:value-type="float">
            <text:p>141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419" calcext:value-type="float">
            <text:p>141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420" calcext:value-type="float">
            <text:p>142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421" calcext:value-type="float">
            <text:p>142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422" calcext:value-type="float">
            <text:p>142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423" calcext:value-type="float">
            <text:p>142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424" calcext:value-type="float">
            <text:p>142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425" calcext:value-type="float">
            <text:p>142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426" calcext:value-type="float">
            <text:p>142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427" calcext:value-type="float">
            <text:p>142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428" calcext:value-type="float">
            <text:p>142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429" calcext:value-type="float">
            <text:p>142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430" calcext:value-type="float">
            <text:p>143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431" calcext:value-type="float">
            <text:p>143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432" calcext:value-type="float">
            <text:p>143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433" calcext:value-type="float">
            <text:p>143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434" calcext:value-type="float">
            <text:p>143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35" calcext:value-type="float">
            <text:p>143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36" calcext:value-type="float">
            <text:p>143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37" calcext:value-type="float">
            <text:p>143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38" calcext:value-type="float">
            <text:p>143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39" calcext:value-type="float">
            <text:p>143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40" calcext:value-type="float">
            <text:p>1440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41" calcext:value-type="float">
            <text:p>1441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42" calcext:value-type="float">
            <text:p>1442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43" calcext:value-type="float">
            <text:p>1443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44" calcext:value-type="float">
            <text:p>1444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45" calcext:value-type="float">
            <text:p>1445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46" calcext:value-type="float">
            <text:p>1446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47" calcext:value-type="float">
            <text:p>1447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48" calcext:value-type="float">
            <text:p>1448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49" calcext:value-type="float">
            <text:p>1449</text:p>
          </table:table-cell>
          <table:table-cell table:style-name="ce22" table:number-columns-repeated="5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5"/>
        </table:table-row>
        <table:table-row table:style-name="ro14">
          <table:table-cell table:number-columns-repeated="1025"/>
        </table:table-row>
        <calcext:conditional-formats>
          <calcext:conditional-format calcext:target-range-address="Cenários.G2:Cenários.G5 Cenários.G10:Cenários.G1500 Cenários.G7:Cenários.G8">
            <calcext:condition calcext:apply-style-name="ConditionalStyle_6" calcext:value="=&quot;NOK&quot;" calcext:base-cell-address="Cenários.G2"/>
            <calcext:condition calcext:apply-style-name="ConditionalStyle_5" calcext:value="=&quot;OK&quot;" calcext:base-cell-address="Cenários.G2"/>
          </calcext:conditional-format>
          <calcext:conditional-format calcext:target-range-address="Cenários.G9:Cenários.G9">
            <calcext:condition calcext:apply-style-name="ConditionalStyle_4" calcext:value="=&quot;NOK&quot;" calcext:base-cell-address="Cenários.G9"/>
            <calcext:condition calcext:apply-style-name="ConditionalStyle_3" calcext:value="=&quot;OK&quot;" calcext:base-cell-address="Cenários.G9"/>
          </calcext:conditional-format>
          <calcext:conditional-format calcext:target-range-address="Cenários.G6:Cenários.G6">
            <calcext:condition calcext:apply-style-name="ConditionalStyle_2" calcext:value="=&quot;NOK&quot;" calcext:base-cell-address="Cenários.G6"/>
            <calcext:condition calcext:apply-style-name="ConditionalStyle_1" calcext:value="=&quot;OK&quot;" calcext:base-cell-address="Cenários.G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65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5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5">
        <table:table-column table:style-name="co16" table:number-columns-repeated="2" table:default-cell-style-name="ce24"/>
        <table:table-column table:style-name="co17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15">
          <table:table-cell table:style-name="ce89" office:value-type="string" calcext:value-type="string" table:number-columns-spanned="3" table:number-rows-spanned="1">
            <text:p>Resultados</text:p>
          </table:table-cell>
          <table:covered-table-cell table:style-name="ce93"/>
          <table:covered-table-cell table:style-name="ce97"/>
          <table:table-cell table:number-columns-repeated="1021"/>
        </table:table-row>
        <table:table-row table:style-name="ro3">
          <table:table-cell table:style-name="ce90" office:value-type="string" calcext:value-type="string">
            <text:p>Total de Cenários</text:p>
          </table:table-cell>
          <table:table-cell table:style-name="ce94" table:formula="of:=COUNTA([$Cenários.B:.B])-1" office:value-type="float" office:value="17" calcext:value-type="float">
            <text:p>17</text:p>
          </table:table-cell>
          <table:table-cell table:style-name="ce9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OK</text:p>
          </table:table-cell>
          <table:table-cell table:style-name="ce95" table:formula="of:=COUNTIF([$Cenários.G:.G];&quot;OK&quot;)" office:value-type="float" office:value="13" calcext:value-type="float">
            <text:p>13</text:p>
          </table:table-cell>
          <table:table-cell table:style-name="ce101" table:formula="of:=[.B4]/[.B3]" office:value-type="percentage" office:value="0.764705882352941" calcext:value-type="percentage">
            <text:p>76,47%</text:p>
          </table:table-cell>
          <table:table-cell table:number-columns-repeated="1021"/>
        </table:table-row>
        <table:table-row table:style-name="ro3">
          <table:table-cell table:style-name="ce91" office:value-type="string" calcext:value-type="string">
            <text:p>Cenários NOK</text:p>
          </table:table-cell>
          <table:table-cell table:style-name="ce95" table:formula="of:=COUNTIF([$Cenários.G:.G];&quot;NOK&quot;)" office:value-type="float" office:value="1" calcext:value-type="float">
            <text:p>1</text:p>
          </table:table-cell>
          <table:table-cell table:style-name="ce101" table:formula="of:=[.B5]/[.B3]" office:value-type="percentage" office:value="0.0588235294117647" calcext:value-type="percentage">
            <text:p>5,88%</text:p>
          </table:table-cell>
          <table:table-cell table:number-columns-repeated="1021"/>
        </table:table-row>
        <table:table-row table:style-name="ro3">
          <table:table-cell table:style-name="ce92" office:value-type="string" calcext:value-type="string">
            <text:p>Cenários não testados</text:p>
          </table:table-cell>
          <table:table-cell table:style-name="ce96" table:formula="of:=[.B3]-[.B4]-[.B5]" office:value-type="float" office:value="3" calcext:value-type="float">
            <text:p>3</text:p>
          </table:table-cell>
          <table:table-cell table:style-name="ce102" table:formula="of:=[.B6]/[.B3]" office:value-type="percentage" office:value="0.176470588235294" calcext:value-type="percentage">
            <text:p>17,65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H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20:48:49.4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4-10T22:39:12.625000000</dc:date>
    <meta:generator>LibreOffice/7.6.2.1$Windows_X86_64 LibreOffice_project/56f7684011345957bbf33a7ee678afaf4d2ba333</meta:generator>
    <meta:editing-duration>P4DT2H24M43S</meta:editing-duration>
    <meta:editing-cycles>43</meta:editing-cycles>
    <meta:document-statistic meta:table-count="4" meta:cell-count="3048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957cm" svg:y="0.853cm" svg:width="7.97cm" svg:height="6.074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3">
                <text:p>13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